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8cm" fo:min-width="0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7" style:family="graphic" style:parent-style-name="standard">
      <style:graphic-properties draw:stroke="dash" draw:stroke-dash="Dashed_20__28_var_29_"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cm" draw:marker-start="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2.7cm" svg:x2="17cm" svg:y2="2.7cm">
          <text:p/>
        </draw:line>
        <draw:frame draw:style-name="gr2" draw:text-style-name="P2" draw:layer="layout" svg:width="2.788cm" svg:height="1.916cm" svg:x="1cm" svg:y="3.527cm">
          <draw:text-box>
            <text:p><text:span text:style-name="T1">C</text:span></text:p>
            <text:p><text:span text:style-name="T1">Fortran 66</text:span></text:p>
            <text:p><text:span text:style-name="T1">Algol</text:span></text:p>
          </draw:text-box>
        </draw:frame>
        <draw:frame draw:style-name="gr3" draw:text-style-name="P2" draw:layer="layout" svg:width="2.047cm" svg:height="1.916cm" svg:x="1cm" svg:y="5.627cm">
          <draw:text-box>
            <text:p><text:span text:style-name="T1">Python</text:span></text:p>
            <text:p><text:span text:style-name="T1">Java</text:span></text:p>
            <text:p><text:span text:style-name="T1">C#</text:span></text:p>
          </draw:text-box>
        </draw:frame>
        <draw:custom-shape draw:style-name="gr4" draw:text-style-name="P1" draw:layer="layout" svg:width="0.3cm" svg:height="2cm" svg:x="7.9cm" svg:y="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cm" svg:height="2cm" svg:x="7.9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438cm" svg:height="0.806cm" svg:x="1.002cm" svg:y="8.2cm">
          <draw:text-box>
            <text:p><text:span text:style-name="T1">C++</text:span></text:p>
          </draw:text-box>
        </draw:frame>
        <draw:custom-shape draw:style-name="gr7" draw:text-style-name="P1" draw:layer="layout" svg:width="0.3cm" svg:height="2cm" svg:x="11.9cm" svg:y="7.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2.876cm" svg:height="1.673cm" svg:x="3.8cm" svg:y="0.9cm">
          <draw:text-box>
            <text:p>Complexity of syntax</text:p>
            <text:p>Number of ways to shoot yourself in the foot</text:p>
          </draw:text-box>
        </draw:frame>
        <draw:line draw:style-name="gr9" draw:text-style-name="P1" draw:layer="layout" svg:x1="4cm" svg:y1="2.7cm" svg:x2="4cm" svg:y2="9.7cm">
          <text:p/>
        </draw:line>
        <draw:frame draw:style-name="gr10" draw:text-style-name="P3" draw:layer="layout" svg:width="1.535cm" svg:height="0.878cm" svg:x="4.065cm" svg:y="2.6cm">
          <draw:text-box>
            <text:p><text:span text:style-name="T2">Low</text:span></text:p>
          </draw:text-box>
        </draw:frame>
        <draw:frame draw:style-name="gr10" draw:text-style-name="P3" draw:layer="layout" svg:width="1.662cm" svg:height="0.878cm" svg:x="15cm" svg:y="2.622cm">
          <draw:text-box>
            <text:p><text:span text:style-name="T2">Hig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af Lenz</meta:initial-creator>
    <meta:creation-date>2014-03-16T10:19:51.899269857</meta:creation-date>
    <dc:date>2014-03-16T11:15:20.699739764</dc:date>
    <dc:creator>Olaf Lenz</dc:creator>
    <meta:editing-duration>PT28M11S</meta:editing-duration>
    <meta:editing-cycles>10</meta:editing-cycles>
    <meta:generator>LibreOffice/4.2.1.1$Linux_X86_64 LibreOffice_project/420m0$Build-1</meta:generator>
    <meta:document-statistic meta:object-count="11"/>
  </office:meta>
</office:document-meta>
</file>